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FC000009C80EC08285.jpg"/>
  <manifest:file-entry manifest:media-type="image/jpeg" manifest:full-path="Pictures/100000000000081600000B6A2C6499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7cm" svg:height="23.807cm" draw:z-index="0"><draw:image xlink:href="Pictures/10000000000006FC000009C80EC08285.jpg" xlink:type="simple" xlink:show="embed" xlink:actuate="onLoad"/></draw:frame></text:p>
      <text:p text:style-name="Standard"/>
      <text:p text:style-name="Standard"/>
      <text:p text:style-name="Standard"><draw:frame draw:style-name="fr1" draw:name="images2" text:anchor-type="paragraph" svg:width="17cm" svg:height="23.996cm" draw:z-index="1"><draw:image xlink:href="Pictures/100000000000081600000B6A2C649942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urad zamoun</meta:initial-creator>
    <meta:creation-date>2023-12-31T11:58:10.39</meta:creation-date>
    <meta:document-statistic meta:table-count="0" meta:image-count="2" meta:object-count="0" meta:page-count="2" meta:paragraph-count="0" meta:word-count="0" meta:character-count="0"/>
    <dc:date>2023-12-31T11:59:25.18</dc:date>
    <dc:creator>mourad zamoun</dc:creator>
    <meta:editing-duration>PT1M16S</meta:editing-duration>
    <meta:editing-cycles>1</meta:editing-cycles>
    <meta:generator>OpenOffice/4.1.14$Win32 OpenOffice.org_project/4114m1$Build-9811</meta:generator>
  </office:meta>
</office:document-meta>
</file>